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9124" officeooo:paragraph-rsid="00069124"/>
    </style:style>
    <style:style style:name="P2" style:family="paragraph" style:parent-style-name="Standard">
      <style:paragraph-properties fo:text-align="center" style:justify-single-word="false"/>
      <style:text-properties officeooo:rsid="00069124" officeooo:paragraph-rsid="00069124"/>
    </style:style>
    <style:style style:name="P3" style:family="paragraph" style:parent-style-name="Standard">
      <style:paragraph-properties fo:text-align="start" style:justify-single-word="false"/>
      <style:text-properties officeooo:rsid="00069124" officeooo:paragraph-rsid="00069124"/>
    </style:style>
    <style:style style:name="P4" style:family="paragraph" style:parent-style-name="Standard">
      <style:text-properties officeooo:rsid="00069124" officeooo:paragraph-rsid="00074f71"/>
    </style:style>
    <style:style style:name="P5" style:family="paragraph" style:parent-style-name="Standard">
      <style:text-properties officeooo:rsid="00069124" officeooo:paragraph-rsid="00078440"/>
    </style:style>
    <style:style style:name="P6" style:family="paragraph" style:parent-style-name="Standard">
      <style:text-properties officeooo:rsid="00069124" officeooo:paragraph-rsid="000786c0"/>
    </style:style>
    <style:style style:name="P7" style:family="paragraph" style:parent-style-name="Standard">
      <style:text-properties fo:font-style="italic" officeooo:rsid="00069124" officeooo:paragraph-rsid="00069124" style:font-style-asian="italic" style:font-style-complex="italic"/>
    </style:style>
    <style:style style:name="P8" style:family="paragraph" style:parent-style-name="Standard">
      <style:text-properties officeooo:rsid="00074f71" officeooo:paragraph-rsid="00074f71"/>
    </style:style>
    <style:style style:name="P9" style:family="paragraph" style:parent-style-name="Standard">
      <style:text-properties officeooo:rsid="00078440" officeooo:paragraph-rsid="00078440"/>
    </style:style>
    <style:style style:name="P10" style:family="paragraph" style:parent-style-name="Title">
      <style:text-properties fo:font-size="24pt" style:font-size-asian="24pt" style:font-size-complex="24pt"/>
    </style:style>
    <style:style style:name="P11" style:family="paragraph" style:parent-style-name="Standard">
      <style:text-properties officeooo:rsid="00069124" officeooo:paragraph-rsid="000867e6"/>
    </style:style>
    <style:style style:name="P12" style:family="paragraph" style:parent-style-name="Standard">
      <style:text-properties officeooo:rsid="00069124" officeooo:paragraph-rsid="0008dda1"/>
    </style:style>
    <style:style style:name="P13" style:family="paragraph" style:parent-style-name="Standard">
      <style:text-properties officeooo:rsid="00074f71" officeooo:paragraph-rsid="000867e6"/>
    </style:style>
    <style:style style:name="T1" style:family="text">
      <style:text-properties officeooo:rsid="00069124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officeooo:rsid="00074f71"/>
    </style:style>
    <style:style style:name="T5" style:family="text">
      <style:text-properties style:font-name="Courier New"/>
    </style:style>
    <style:style style:name="T6" style:family="text">
      <style:text-properties officeooo:rsid="000867e6"/>
    </style:style>
    <style:style style:name="T7" style:family="text">
      <style:text-properties officeooo:rsid="0008d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anonical Form of Answered Modal Logic</text:p>
      <text:p text:style-name="P2">by Sven Nilsen, 2020</text:p>
      <text:p text:style-name="P1"/>
      <text:p text:style-name="P7">In this paper I introduce the canonical form of Answered Modal Logic.</text:p>
      <text:p text:style-name="P1"/>
      <text:p text:style-name="P1">The canonical form of Answered Modal Logic is the following syntax:</text:p>
      <text:p text:style-name="P1"/>
      <text:p text:style-name="P3"><text:tab/>(a<text:span text:style-name="T2">0</text:span> ∧ a<text:span text:style-name="T2">1</text:span> ∧ … a<text:span text:style-name="T2">n</text:span><text:span text:style-name="T3">)</text:span> <text:s/>∨ <text:s/>(b<text:span text:style-name="T2">0</text:span> ∧ b<text:span text:style-name="T2">1</text:span> ∧ … b<text:span text:style-name="T2">n</text:span><text:span text:style-name="T3">)</text:span> <text:s/>∨ …</text:p>
      <text:p text:style-name="P1"/>
      <text:p text:style-name="P1">For brevity, the parantheses can be omitted.</text:p>
      <text:p text:style-name="P11">Each term is prefixed with one of members of the modal set `{!◇, ¬!◇, □}`.</text:p>
      <text:p text:style-name="P1"/>
      <text:p text:style-name="P13">The inversion rule `<text:span text:style-name="T1">¬□ </text:span>= <text:span text:style-name="T1">{!◇, ¬!◇, □}</text:span>` can be used with `<text:span text:style-name="T1">{!◇, ¬!◇, □}</text:span>X = <text:span text:style-name="T1">!◇X ∨ ¬!◇X ∨ □X</text:span>`.</text:p>
      <text:p text:style-name="P1"/>
      <text:p text:style-name="P1">This form is used to reduce an expression into one that can be compared with other expressions.</text:p>
      <text:p text:style-name="P1"/>
      <text:p text:style-name="P1">For example:</text:p>
      <text:p text:style-name="P1"/>
      <text:p text:style-name="P12"><text:span text:style-name="T5">∵</text:span><text:tab/>□A ¬= □B<text:tab/><text:tab/><text:tab/><text:tab/><text:tab/><text:span text:style-name="T7">Notice that `</text:span>¬=<text:span text:style-name="T7">` uses `not`</text:span></text:p>
      <text:p text:style-name="P11"><text:span text:style-name="T5">∴</text:span><text:tab/>(<text:span text:style-name="T6">not</text:span> . eq)(□A, □B)</text:p>
      <text:p text:style-name="P11"><text:span text:style-name="T5">∴</text:span><text:tab/>(eq[<text:span text:style-name="T6">not</text:span>] . (<text:span text:style-name="T6">not</text:span> . fst, <text:span text:style-name="T6">not</text:span> . snd))(□A, □B)</text:p>
      <text:p text:style-name="P4"><text:span text:style-name="T5">∴</text:span><text:tab/>eq[<text:span text:style-name="T6">not</text:span>](<text:span text:style-name="T6">not(</text:span>□A<text:span text:style-name="T6">)</text:span>, <text:span text:style-name="T6">not(</text:span>□B)<text:span text:style-name="T6">)</text:span></text:p>
      <text:p text:style-name="P11"><text:span text:style-name="T5">∴</text:span><text:tab/>xor<text:span text:style-name="T6">(!</text:span>◇A, !◇B)</text:p>
      <text:p text:style-name="P11"><text:span text:style-name="T5">∴</text:span><text:tab/>(!◇A ∧ <text:span text:style-name="T6">not(</text:span>!◇B)<text:span text:style-name="T6">)</text:span> ∨ (<text:span text:style-name="T7">not(!</text:span>◇A<text:span text:style-name="T7">)</text:span> ∧ <text:span text:style-name="T7">!</text:span>◇B<text:span text:style-name="T7">)</text:span></text:p>
      <text:p text:style-name="P12"><text:span text:style-name="T5">∴</text:span><text:tab/>(!◇A ∧ □B) ∨ (□A ∧ <text:span text:style-name="T7">!</text:span>◇B)</text:p>
      <text:p text:style-name="P1"/>
      <text:p text:style-name="P8">After normalizing to the canonical form, the expressions can be extracted to a table:</text:p>
      <text:p text:style-name="P1"/>
      <text:p text:style-name="P12"><text:tab/><text:tab/>!◇A<text:tab/>¬!◇A<text:tab/>□A</text:p>
      <text:p text:style-name="P4"><text:tab/>!◇<text:span text:style-name="T4">B<text:tab/>0<text:tab/>0<text:tab/>1</text:span></text:p>
      <text:p text:style-name="P12"><text:tab/>¬!◇<text:span text:style-name="T4">B<text:tab/>0<text:tab/>0<text:tab/>0</text:span></text:p>
      <text:p text:style-name="P4"><text:tab/>□<text:span text:style-name="T4">B<text:tab/>1<text:tab/>0<text:tab/>0</text:span></text:p>
      <text:p text:style-name="P4"/>
      <text:p text:style-name="P8">Another example:</text:p>
      <text:p text:style-name="P8"/>
      <text:p text:style-name="P12"><text:span text:style-name="T5">∵</text:span><text:tab/>□A =<text:span text:style-name="T4">&gt;</text:span> □B<text:tab/><text:tab/><text:tab/><text:tab/><text:tab/>!◇A<text:tab/>¬!◇A<text:tab/>□A</text:p>
      <text:p text:style-name="P5"><text:span text:style-name="T5">∴</text:span><text:tab/><text:span text:style-name="T7">not(</text:span>□A<text:span text:style-name="T7">)</text:span> ∨ □B<text:tab/><text:tab/><text:tab/><text:tab/>!◇<text:span text:style-name="T4">B<text:tab/>1<text:tab/>0<text:tab/>0</text:span></text:p>
      <text:p text:style-name="P12"><text:span text:style-name="T5">∴</text:span><text:tab/>!◇<text:span text:style-name="T4">A </text:span>∨ □B<text:tab/><text:tab/><text:tab/><text:tab/>¬!◇<text:span text:style-name="T4">B<text:tab/>1<text:tab/>0<text:tab/>0</text:span></text:p>
      <text:p text:style-name="P5"><text:tab/><text:tab/><text:tab/><text:tab/><text:tab/><text:tab/>□<text:span text:style-name="T4">B<text:tab/>1<text:tab/>1<text:tab/>1</text:span></text:p>
      <text:p text:style-name="P4"/>
      <text:p text:style-name="P9">When a variable is unmentioned, e.g. `B` is not mentioned in `!<text:span text:style-name="T1">◇A</text:span>`, one can fill out the row/colum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8:18:04.728015000</meta:creation-date>
    <dc:date>2020-07-20T10:14:09.665847000</dc:date>
    <meta:editing-duration>PT16M50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32" meta:character-count="1097" meta:non-whitespace-character-count="864"/>
  </office:meta>
</office:document-meta>
</file>